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22E550A222110762F8.jpg" manifest:media-type="image/jpeg"/>
  <manifest:file-entry manifest:full-path="Pictures/10000000000003E8000003650E4E283198B6F5AA.jpg" manifest:media-type="image/jpeg"/>
  <manifest:file-entry manifest:full-path="Pictures/10000000000003E80000037853A95761AB1FC61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4cm" svg:height="9.271cm" svg:x="0.14cm" svg:y="0.231cm">
          <draw:image xlink:href="Pictures/10000000000003E80000037853A95761AB1FC619.jpg" xlink:type="simple" xlink:show="embed" xlink:actuate="onLoad" loext:mime-type="image/jpeg">
            <text:p/>
          </draw:image>
        </draw:frame>
        <draw:frame draw:style-name="gr2" draw:text-style-name="P3" draw:layer="layout" svg:width="2.415cm" svg:height="1.517cm" svg:x="4.153cm" svg:y="9.669cm">
          <draw:text-box>
            <text:p text:style-name="P2">g=0</text:p>
          </draw:text-box>
        </draw:frame>
        <draw:frame draw:style-name="gr1" draw:text-style-name="P1" draw:layer="layout" svg:width="8.763cm" svg:height="9.272cm" svg:x="10.788cm" svg:y="0.231cm">
          <draw:image xlink:href="Pictures/10000000000003E800000422E550A222110762F8.jpg" xlink:type="simple" xlink:show="embed" xlink:actuate="onLoad" loext:mime-type="image/jpeg">
            <text:p/>
          </draw:image>
        </draw:frame>
        <draw:frame draw:style-name="gr2" draw:text-style-name="P3" draw:layer="layout" svg:width="3.355cm" svg:height="1.517cm" svg:x="13.492cm" svg:y="9.669cm">
          <draw:text-box>
            <text:p text:style-name="P2">g=0.5</text:p>
          </draw:text-box>
        </draw:frame>
        <draw:frame draw:style-name="gr1" draw:text-style-name="P1" draw:layer="layout" svg:width="10.623cm" svg:height="9.231cm" svg:x="19.777cm" svg:y="0.232cm">
          <draw:image xlink:href="Pictures/10000000000003E8000003650E4E283198B6F5AA.jpg" xlink:type="simple" xlink:show="embed" xlink:actuate="onLoad" loext:mime-type="image/jpeg">
            <text:p/>
          </draw:image>
        </draw:frame>
        <draw:frame draw:style-name="gr2" draw:text-style-name="P3" draw:layer="layout" svg:width="2.415cm" svg:height="1.517cm" svg:x="23.881cm" svg:y="9.669cm">
          <draw:text-box>
            <text:p text:style-name="P2">g=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16:27:18.951450675</dc:date>
    <meta:editing-duration>PT25M33S</meta:editing-duration>
    <meta:editing-cycles>7</meta:editing-cycles>
    <meta:generator>LibreOffice/6.4.5.2$Linux_X86_64 LibreOffice_project/40$Build-2</meta:generator>
    <meta:document-statistic meta:object-count="6"/>
  </office:meta>
</office:document-meta>
</file>